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middle" draw:auto-grow-height="false" fo:min-height="2.15cm" fo:min-width="1.9cm"/>
    </style:style>
    <style:style style:name="gr2" style:family="graphic" style:parent-style-name="standard">
      <style:graphic-properties draw:fill-color="#fff9ae" draw:textarea-horizontal-align="justify" draw:textarea-vertical-align="middle" draw:auto-grow-height="false" fo:min-height="1.05cm" fo:min-width="13.5cm"/>
    </style:style>
    <style:style style:name="gr3" style:family="graphic" style:parent-style-name="standard">
      <style:graphic-properties draw:fill-color="#fff9ae" draw:textarea-horizontal-align="justify" draw:textarea-vertical-align="middle" draw:auto-grow-height="false" fo:min-height="1.55cm" fo:min-width="7.7cm"/>
    </style:style>
    <style:style style:name="gr4" style:family="graphic" style:parent-style-name="standard">
      <style:graphic-properties draw:fill-color="#c7a0cb" draw:textarea-horizontal-align="justify" draw:textarea-vertical-align="middle" draw:auto-grow-height="false" fo:min-height="1.35cm" fo:min-width="7.6cm"/>
    </style:style>
    <style:style style:name="gr5" style:family="graphic" style:parent-style-name="standard">
      <style:graphic-properties draw:textarea-horizontal-align="justify" draw:textarea-vertical-align="middle" draw:auto-grow-height="false" fo:min-height="1.096cm" fo:min-width="2.246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.5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draw:marker-start-width="0.279cm" draw:marker-end="Half_20_Arrow_20_Left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2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284cm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.014cm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0.899cm"/>
    </style:style>
    <style:style style:name="gr18" style:family="graphic" style:parent-style-name="standard">
      <style:graphic-properties draw:stroke="none" svg:stroke-color="#000000" draw:fill="none" draw:fill-color="#ffffff" fo:min-height="0.813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f04e4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objectwithoutfill">
      <style:graphic-properties draw:marker-end="Half_20_Arrow_20_Left" draw:marker-end-width="0.3cm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objectwithoutfill">
      <style:graphic-properties svg:stroke-width="0.081cm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05cm"/>
    </style:style>
    <style:style style:name="gr27" style:family="graphic" style:parent-style-name="standard">
      <style:graphic-properties draw:stroke="none" svg:stroke-color="#000000" draw:fill="none" draw:fill-color="#ffffff" fo:min-height="0.55cm"/>
    </style:style>
    <style:style style:name="gr28" style:family="graphic" style:parent-style-name="standard">
      <style:graphic-properties draw:stroke="none" svg:stroke-color="#000000" draw:fill="none" draw:fill-color="#ffffff" fo:min-height="1.038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-color="#c7a0cb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/>
      <style:paragraph-properties fo:text-align="center"/>
      <style:text-properties style:text-position="33% 58%" fo:font-size="13pt" style:font-size-asian="13pt" style:font-size-complex="13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text-position="-33% 58%"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2.4cm" svg:x="1.8cm" svg:y="8.2cm">
          <text:p text:style-name="P1">FET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1.3cm" draw:transform="rotate (1.5707963267949) translate (7.035cm 16.694cm)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cm" svg:height="1.8cm" draw:transform="rotate (1.5707963267949) translate (11.3cm 13.8cm)">
          <text:p text:style-name="P1">REGISTER FIL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1cm" svg:height="1.6cm" svg:x="13.9cm" svg:y="1.2cm">
          <text:p text:style-name="P1">MEMORY_INTERFA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2.4cm" draw:transform="rotate (1.5707963267949) translate (21.4cm 11.4cm)">
          <text:p text:style-name="P1">ALU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2cm" svg:height="0.9cm" draw:transform="rotate (-1.5707963267949) translate (22.2cm 7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13.1cm" svg:y1="7.05cm" svg:x2="19.8cm" svg:y2="7.1cm">
          <text:p text:style-name="P1"/>
        </draw:line>
        <draw:line draw:style-name="gr7" draw:text-style-name="P5" draw:layer="layout" svg:x1="20.2cm" svg:y1="10.5cm" svg:x2="21.4cm" svg:y2="10.5cm">
          <text:p/>
        </draw:line>
        <draw:line draw:style-name="gr7" draw:text-style-name="P5" draw:layer="layout" svg:x1="13.1cm" svg:y1="8cm" svg:x2="19.6cm" svg:y2="8cm">
          <text:p/>
        </draw:line>
        <draw:line draw:style-name="gr8" draw:text-style-name="P5" draw:layer="layout" svg:x1="8.3cm" svg:y1="6.3cm" svg:x2="11.3cm" svg:y2="6.3cm">
          <text:p/>
        </draw:line>
        <draw:line draw:style-name="gr8" draw:text-style-name="P5" draw:layer="layout" svg:x1="8.3cm" svg:y1="6.7cm" svg:x2="11.3cm" svg:y2="6.7cm">
          <text:p/>
        </draw:line>
        <draw:line draw:style-name="gr8" draw:text-style-name="P5" draw:layer="layout" svg:x1="8.3cm" svg:y1="7.1cm" svg:x2="11.3cm" svg:y2="7.1cm">
          <text:p/>
        </draw:line>
        <draw:line draw:style-name="gr8" draw:text-style-name="P5" draw:layer="layout" svg:x1="8.3cm" svg:y1="7.5cm" svg:x2="11.3cm" svg:y2="7.5cm">
          <text:p/>
        </draw:line>
        <draw:line draw:style-name="gr7" draw:text-style-name="P5" draw:layer="layout" svg:x1="23.8cm" svg:y1="8.8cm" svg:x2="25.7cm" svg:y2="8.8cm">
          <text:p/>
        </draw:line>
        <draw:line draw:style-name="gr7" draw:text-style-name="P5" draw:layer="layout" svg:x1="19.8cm" svg:y1="4.2cm" svg:x2="25.7cm" svg:y2="4.2cm">
          <text:p/>
        </draw:line>
        <draw:line draw:style-name="gr7" draw:text-style-name="P6" draw:layer="layout" svg:x1="25.7cm" svg:y1="16cm" svg:x2="25.7cm" svg:y2="4.2cm">
          <text:p/>
        </draw:line>
        <draw:line draw:style-name="gr7" draw:text-style-name="P5" draw:layer="layout" svg:x1="10.3cm" svg:y1="16cm" svg:x2="25.7cm" svg:y2="15.95cm">
          <text:p/>
        </draw:line>
        <draw:line draw:style-name="gr7" draw:text-style-name="P6" draw:layer="layout" svg:x1="10.3cm" svg:y1="16cm" svg:x2="10.3cm" svg:y2="13.5cm">
          <text:p/>
        </draw:line>
        <draw:line draw:style-name="gr7" draw:text-style-name="P5" draw:layer="layout" svg:x1="10.3cm" svg:y1="13.5cm" svg:x2="11.3cm" svg:y2="13.5cm">
          <text:p/>
        </draw:line>
        <draw:line draw:style-name="gr9" draw:text-style-name="P7" draw:layer="layout" svg:x1="4.2cm" svg:y1="9cm" svg:x2="7cm" svg:y2="9cm">
          <text:p text:style-name="P1"><text:span text:style-name="T1">In</text:span><text:span text:style-name="T1">st</text:span><text:span text:style-name="T1">ru</text:span><text:span text:style-name="T1">ct</text:span><text:span text:style-name="T1">io</text:span><text:span text:style-name="T1">n</text:span></text:p>
          <text:p text:style-name="P1"><text:span text:style-name="T1"/></text:p>
        </draw:line>
        <draw:custom-shape draw:style-name="gr10" draw:text-style-name="P8" draw:layer="layout" svg:width="2.5cm" svg:height="1.6cm" svg:x="17.2cm" svg:y="14.2cm">
          <text:p text:style-name="P1"><text:span text:style-name="T2">FLAG</text:span></text:p>
          <text:p text:style-name="P1"><text:span text:style-name="T2">UPDATER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2.7cm" svg:y1="15.1cm" svg:x2="22.7cm" svg:y2="10.7cm">
          <text:p/>
        </draw:line>
        <draw:line draw:style-name="gr11" draw:text-style-name="P5" draw:layer="layout" svg:x1="19.7cm" svg:y1="15.1cm" svg:x2="22.7cm" svg:y2="15.1cm">
          <text:p/>
        </draw:line>
        <draw:custom-shape draw:style-name="gr12" draw:text-style-name="P1" draw:layer="layout" svg:width="1.4cm" svg:height="0.4cm" draw:transform="rotate (1.5707963267949) translate (19.8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5" draw:layer="layout" svg:x1="18.6cm" svg:y1="6.6cm" svg:x2="19cm" svg:y2="6.6cm">
          <text:p/>
        </draw:line>
        <draw:line draw:style-name="gr7" draw:text-style-name="P6" draw:layer="layout" svg:x1="18.6cm" svg:y1="7.1cm" svg:x2="18.6cm" svg:y2="6.6cm">
          <text:p/>
        </draw:line>
        <draw:line draw:style-name="gr7" draw:text-style-name="P5" draw:layer="layout" svg:x1="20.2cm" svg:y1="6.9cm" svg:x2="21.4cm" svg:y2="6.9cm">
          <text:p/>
        </draw:line>
        <draw:custom-shape draw:style-name="gr13" draw:text-style-name="P1" draw:layer="layout" svg:width="0.5cm" svg:height="0.4cm" svg:x="19cm" svg:y="6.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5cm" svg:y1="6.6cm" svg:x2="19.8cm" svg:y2="6.6cm">
          <text:p/>
        </draw:line>
        <draw:custom-shape draw:style-name="gr14" draw:text-style-name="P1" draw:layer="layout" svg:width="2.7cm" svg:height="0.401cm" draw:transform="rotate (1.5707963267949) translate (19.8cm 11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9.6cm" svg:y1="9.5cm" svg:x2="19.6cm" svg:y2="8cm">
          <text:p/>
        </draw:line>
        <draw:line draw:style-name="gr7" draw:text-style-name="P5" draw:layer="layout" svg:x1="19.6cm" svg:y1="9.5cm" svg:x2="19.8cm" svg:y2="9.5cm">
          <text:p/>
        </draw:line>
        <draw:custom-shape draw:style-name="gr15" draw:text-style-name="P1" draw:layer="layout" svg:width="0.5cm" svg:height="0.3cm" svg:x="19cm" svg:y="9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cm" svg:height="0.3cm" svg:x="19cm" svg:y="10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cm" svg:height="0.3cm" svg:x="19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cm" svg:height="0.3cm" svg:x="1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cm" svg:height="0.3cm" svg:x="19cm" svg:y="11.3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8.7cm" svg:y1="11.5cm" svg:x2="18.7cm" svg:y2="8cm">
          <text:p/>
        </draw:line>
        <draw:line draw:style-name="gr7" draw:text-style-name="P5" draw:layer="layout" svg:x1="19.5cm" svg:y1="9.8cm" svg:x2="19.8cm" svg:y2="9.8cm">
          <text:p/>
        </draw:line>
        <draw:line draw:style-name="gr7" draw:text-style-name="P5" draw:layer="layout" svg:x1="19.5cm" svg:y1="10.2cm" svg:x2="19.8cm" svg:y2="10.2cm">
          <text:p/>
        </draw:line>
        <draw:line draw:style-name="gr7" draw:text-style-name="P5" draw:layer="layout" svg:x1="19.5cm" svg:y1="10.6cm" svg:x2="19.8cm" svg:y2="10.6cm">
          <text:p/>
        </draw:line>
        <draw:line draw:style-name="gr7" draw:text-style-name="P5" draw:layer="layout" svg:x1="19.5cm" svg:y1="11cm" svg:x2="19.8cm" svg:y2="11cm">
          <text:p/>
        </draw:line>
        <draw:line draw:style-name="gr7" draw:text-style-name="P5" draw:layer="layout" svg:x1="19.5cm" svg:y1="11.4cm" svg:x2="19.8cm" svg:y2="11.4cm">
          <text:p/>
        </draw:line>
        <draw:line draw:style-name="gr7" draw:text-style-name="P5" draw:layer="layout" svg:x1="18.7cm" svg:y1="11.5cm" svg:x2="19cm" svg:y2="11.5cm">
          <text:p/>
        </draw:line>
        <draw:line draw:style-name="gr7" draw:text-style-name="P5" draw:layer="layout" svg:x1="18.7cm" svg:y1="11cm" svg:x2="19cm" svg:y2="11cm">
          <text:p/>
        </draw:line>
        <draw:line draw:style-name="gr7" draw:text-style-name="P5" draw:layer="layout" svg:x1="18.7cm" svg:y1="10.6cm" svg:x2="19cm" svg:y2="10.6cm">
          <text:p/>
        </draw:line>
        <draw:line draw:style-name="gr7" draw:text-style-name="P5" draw:layer="layout" svg:x1="18.7cm" svg:y1="10.2cm" svg:x2="19cm" svg:y2="10.2cm">
          <text:p/>
        </draw:line>
        <draw:line draw:style-name="gr7" draw:text-style-name="P5" draw:layer="layout" svg:x1="18.7cm" svg:y1="9.8cm" svg:x2="19cm" svg:y2="9.8cm">
          <text:p/>
        </draw:line>
        <draw:line draw:style-name="gr7" draw:text-style-name="P5" draw:layer="layout" svg:x1="18.7cm" svg:y1="9.8cm" svg:x2="19cm" svg:y2="9.8cm">
          <text:p/>
        </draw:line>
        <draw:custom-shape draw:style-name="gr12" draw:text-style-name="P1" draw:layer="layout" svg:width="1.4cm" svg:height="0.4cm" draw:transform="rotate (-3.14159265358979) translate (17.2cm 3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9.8cm" svg:y1="3.7cm" svg:x2="19.8cm" svg:y2="2.8cm">
          <text:p/>
        </draw:line>
        <draw:line draw:style-name="gr7" draw:text-style-name="P10" draw:layer="layout" svg:x1="16.5cm" svg:y1="3.5cm" svg:x2="16.5cm" svg:y2="2.8cm">
          <text:p text:style-name="P9"><text:span text:style-name="T2"><text:s text:c="12"/></text:span></text:p>
        </draw:line>
        <draw:line draw:style-name="gr7" draw:text-style-name="P5" draw:layer="layout" svg:x1="16.9cm" svg:y1="4.2cm" svg:x2="19.8cm" svg:y2="4.2cm">
          <text:p/>
        </draw:line>
        <draw:line draw:style-name="gr7" draw:text-style-name="P6" draw:layer="layout" svg:x1="16.9cm" svg:y1="4.2cm" svg:x2="16.9cm" svg:y2="3.9cm">
          <text:p/>
        </draw:line>
        <draw:line draw:style-name="gr7" draw:text-style-name="P5" draw:layer="layout" svg:x1="13.1cm" svg:y1="10.075cm" svg:x2="16.5cm" svg:y2="10.075cm">
          <text:p/>
        </draw:line>
        <draw:line draw:style-name="gr7" draw:text-style-name="P6" draw:layer="layout" svg:x1="16.5cm" svg:y1="10.1cm" svg:x2="16.5cm" svg:y2="3.9cm">
          <text:p/>
        </draw:line>
        <draw:line draw:style-name="gr7" draw:text-style-name="P5" draw:layer="layout" svg:x1="10.8cm" svg:y1="4.2cm" svg:x2="16.1cm" svg:y2="4.175cm">
          <text:p/>
        </draw:line>
        <draw:line draw:style-name="gr7" draw:text-style-name="P6" draw:layer="layout" svg:x1="16.1cm" svg:y1="4.2cm" svg:x2="16.1cm" svg:y2="3.9cm">
          <text:p/>
        </draw:line>
        <draw:line draw:style-name="gr7" draw:text-style-name="P10" draw:layer="layout" svg:x1="10.77cm" svg:y1="4.236cm" svg:x2="10.77cm" svg:y2="1.9cm">
          <text:p text:style-name="P9"><text:span text:style-name="T2"><text:s text:c="12"/></text:span></text:p>
        </draw:line>
        <draw:line draw:style-name="gr7" draw:text-style-name="P5" draw:layer="layout" svg:x1="3.8cm" svg:y1="1.9cm" svg:x2="10.8cm" svg:y2="1.876cm">
          <text:p/>
        </draw:line>
        <draw:line draw:style-name="gr7" draw:text-style-name="P10" draw:layer="layout" svg:x1="3.8cm" svg:y1="8.2cm" svg:x2="3.812cm" svg:y2="1.901cm">
          <text:p text:style-name="P9"><text:span text:style-name="T2"><text:s text:c="12"/></text:span></text:p>
        </draw:line>
        <draw:frame draw:style-name="gr16" draw:text-style-name="P12" draw:layer="layout" svg:width="2.3cm" svg:height="1cm" svg:x="12.9cm" svg:y="9.5cm">
          <draw:text-box>
            <text:p text:style-name="P11"><text:span text:style-name="T3">D</text:span></text:p>
          </draw:text-box>
        </draw:frame>
        <draw:frame draw:style-name="gr16" draw:text-style-name="P12" draw:layer="layout" svg:width="2.3cm" svg:height="1cm" svg:x="12.9cm" svg:y="7.4cm">
          <draw:text-box>
            <text:p text:style-name="P11"><text:span text:style-name="T3">B</text:span></text:p>
          </draw:text-box>
        </draw:frame>
        <draw:frame draw:style-name="gr16" draw:text-style-name="P12" draw:layer="layout" svg:width="2.3cm" svg:height="1cm" svg:x="12.9cm" svg:y="9.5cm">
          <draw:text-box>
            <text:p text:style-name="P11"><text:span text:style-name="T3">D</text:span></text:p>
          </draw:text-box>
        </draw:frame>
        <draw:frame draw:style-name="gr16" draw:text-style-name="P12" draw:layer="layout" svg:width="2.3cm" svg:height="1cm" svg:x="12.9cm" svg:y="9.5cm">
          <draw:text-box>
            <text:p text:style-name="P11"><text:span text:style-name="T3">D</text:span></text:p>
          </draw:text-box>
        </draw:frame>
        <draw:frame draw:style-name="gr16" draw:text-style-name="P12" draw:layer="layout" svg:width="2.3cm" svg:height="1cm" svg:x="12.9cm" svg:y="6.5cm">
          <draw:text-box>
            <text:p text:style-name="P11"><text:span text:style-name="T3">A</text:span></text:p>
          </draw:text-box>
        </draw:frame>
        <draw:line draw:style-name="gr7" draw:text-style-name="P5" draw:layer="layout" svg:x1="13.1cm" svg:y1="8.975cm" svg:x2="18.1cm" svg:y2="9cm">
          <text:p/>
        </draw:line>
        <draw:line draw:style-name="gr7" draw:text-style-name="P6" draw:layer="layout" svg:x1="18.1cm" svg:y1="9cm" svg:x2="18.1cm" svg:y2="3.7cm">
          <text:p/>
        </draw:line>
        <draw:line draw:style-name="gr7" draw:text-style-name="P5" draw:layer="layout" svg:x1="18.1cm" svg:y1="3.7cm" svg:x2="19.8cm" svg:y2="3.7cm">
          <text:p/>
        </draw:line>
        <draw:frame draw:style-name="gr17" draw:text-style-name="P12" draw:layer="layout" svg:width="2.2cm" svg:height="1.149cm" svg:x="19.7cm" svg:y="2.7cm">
          <draw:text-box>
            <text:p text:style-name="P11"><text:span text:style-name="T3">data_in</text:span></text:p>
          </draw:text-box>
        </draw:frame>
        <draw:frame draw:style-name="gr17" draw:text-style-name="P12" draw:layer="layout" svg:width="2.2cm" svg:height="1.149cm" svg:x="16.4cm" svg:y="2.701cm">
          <draw:text-box>
            <text:p text:style-name="P11"><text:span text:style-name="T3">addr_in</text:span></text:p>
          </draw:text-box>
        </draw:frame>
        <draw:frame draw:style-name="gr16" draw:text-style-name="P12" draw:layer="layout" svg:width="2.3cm" svg:height="1cm" svg:x="12.9cm" svg:y="8.4cm">
          <draw:text-box>
            <text:p text:style-name="P11"><text:span text:style-name="T3">C</text:span></text:p>
          </draw:text-box>
        </draw:frame>
        <draw:line draw:style-name="gr7" draw:text-style-name="P5" draw:layer="layout" svg:x1="10.1cm" svg:y1="2.4cm" svg:x2="13.9cm" svg:y2="2.376cm">
          <text:p/>
        </draw:line>
        <draw:line draw:style-name="gr7" draw:text-style-name="P10" draw:layer="layout" svg:x1="10.1cm" svg:y1="13cm" svg:x2="10.112cm" svg:y2="2.401cm">
          <text:p text:style-name="P9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/text:p>
        </draw:line>
        <draw:line draw:style-name="gr7" draw:text-style-name="P5" draw:layer="layout" svg:x1="10.1cm" svg:y1="13cm" svg:x2="11.3cm" svg:y2="13cm">
          <text:p/>
        </draw:line>
        <draw:frame draw:style-name="gr18" draw:text-style-name="P14" draw:layer="layout" svg:width="1.2cm" svg:height="1.063cm" svg:x="10.4cm" svg:y="12.5cm">
          <draw:text-box>
            <text:p text:style-name="P13"><text:span text:style-name="T2">wr1</text:span></text:p>
          </draw:text-box>
        </draw:frame>
        <draw:frame draw:style-name="gr18" draw:text-style-name="P14" draw:layer="layout" svg:width="1.2cm" svg:height="1.063cm" svg:x="10.4cm" svg:y="13.401cm">
          <draw:text-box>
            <text:p text:style-name="P13"><text:span text:style-name="T2">wr2</text:span></text:p>
          </draw:text-box>
        </draw:frame>
        <draw:frame draw:style-name="gr17" draw:text-style-name="P12" draw:layer="layout" svg:width="2.3cm" svg:height="1.149cm" svg:x="11.9cm" svg:y="1.751cm">
          <draw:text-box>
            <text:p text:style-name="P11"><text:span text:style-name="T3">data_out</text:span></text:p>
          </draw:text-box>
        </draw:frame>
        <draw:line draw:style-name="gr11" draw:text-style-name="P5" draw:layer="layout" svg:x1="12.3cm" svg:y1="15.1cm" svg:x2="17.2cm" svg:y2="15.1cm">
          <text:p/>
        </draw:line>
        <draw:line draw:style-name="gr11" draw:text-style-name="P6" draw:layer="layout" svg:x1="12.3cm" svg:y1="15.1cm" svg:x2="12.3cm" svg:y2="13.8cm">
          <text:p/>
        </draw:line>
        <draw:line draw:style-name="gr19" draw:text-style-name="P5" draw:layer="layout" svg:x1="8.3cm" svg:y1="14.6cm" svg:x2="17.2cm" svg:y2="14.6cm">
          <text:p/>
        </draw:line>
        <draw:line draw:style-name="gr11" draw:text-style-name="P5" draw:layer="layout" svg:x1="13.1cm" svg:y1="13.4cm" svg:x2="17.5cm" svg:y2="13.4cm">
          <text:p/>
        </draw:line>
        <draw:line draw:style-name="gr11" draw:text-style-name="P6" draw:layer="layout" svg:x1="17.5cm" svg:y1="14.2cm" svg:x2="17.5cm" svg:y2="13.4cm">
          <text:p/>
        </draw:line>
        <draw:frame draw:style-name="gr18" draw:text-style-name="P14" draw:layer="layout" svg:width="1.6cm" svg:height="1.063cm" svg:x="19.7cm" svg:y="14.501cm">
          <draw:text-box>
            <text:p text:style-name="P13"><text:span text:style-name="T2">flags</text:span></text:p>
          </draw:text-box>
        </draw:frame>
        <draw:frame draw:style-name="gr18" draw:text-style-name="P14" draw:layer="layout" svg:width="1.6cm" svg:height="1.063cm" svg:x="12.9cm" svg:y="12.902cm">
          <draw:text-box>
            <text:p text:style-name="P13"><text:span text:style-name="T2">flags</text:span></text:p>
          </draw:text-box>
        </draw:frame>
        <draw:line draw:style-name="gr7" draw:text-style-name="P5" draw:layer="layout" svg:x1="3.1cm" svg:y1="2.4cm" svg:x2="10.1cm" svg:y2="2.376cm">
          <text:p text:style-name="P1"><text:s/></text:p>
        </draw:line>
        <draw:line draw:style-name="gr7" draw:text-style-name="P10" draw:layer="layout" svg:x1="3.121cm" svg:y1="8.201cm" svg:x2="3.12cm" svg:y2="2.4cm">
          <text:p text:style-name="P9"><text:span text:style-name="T2"><text:s text:c="12"/></text:span></text:p>
        </draw:line>
        <draw:frame draw:style-name="gr18" draw:text-style-name="P16" draw:layer="layout" svg:width="2.6cm" svg:height="1.063cm" draw:transform="rotate (1.5707963267949) translate (2.667cm 8.37cm)">
          <draw:text-box>
            <text:p text:style-name="P15"><text:span text:style-name="T4">in</text:span><text:span text:style-name="T4">st</text:span><text:span text:style-name="T4">r</text:span><text:span text:style-name="T4">u</text:span><text:span text:style-name="T4">ct</text:span><text:span text:style-name="T4">io</text:span><text:span text:style-name="T4">n‘</text:span></text:p>
          </draw:text-box>
        </draw:frame>
        <draw:line draw:style-name="gr20" draw:text-style-name="P5" draw:layer="layout" svg:x1="8.3cm" svg:y1="2.7cm" svg:x2="8.3cm" svg:y2="16.7cm">
          <text:p/>
        </draw:line>
        <draw:line draw:style-name="gr21" draw:text-style-name="P5" draw:layer="layout" svg:x1="13.1cm" svg:y1="5.6cm" svg:x2="13.1cm" svg:y2="13.8cm">
          <text:p/>
        </draw:line>
        <draw:line draw:style-name="gr8" draw:text-style-name="P5" draw:layer="layout" svg:x1="8.3cm" svg:y1="7.9cm" svg:x2="11.3cm" svg:y2="7.9cm">
          <text:p/>
        </draw:line>
        <draw:line draw:style-name="gr8" draw:text-style-name="P5" draw:layer="layout" svg:x1="8.3cm" svg:y1="8.4cm" svg:x2="11.3cm" svg:y2="8.4cm">
          <text:p/>
        </draw:line>
        <draw:line draw:style-name="gr8" draw:text-style-name="P5" draw:layer="layout" svg:x1="8.3cm" svg:y1="8.9cm" svg:x2="11.3cm" svg:y2="8.9cm">
          <text:p/>
        </draw:line>
        <draw:line draw:style-name="gr7" draw:text-style-name="P5" draw:layer="layout" svg:x1="13.1cm" svg:y1="12.375cm" svg:x2="16.5cm" svg:y2="12.375cm">
          <text:p/>
        </draw:line>
        <draw:line draw:style-name="gr7" draw:text-style-name="P6" draw:layer="layout" svg:x1="16.5cm" svg:y1="18.6cm" svg:x2="16.5cm" svg:y2="12.4cm">
          <text:p/>
        </draw:line>
        <draw:line draw:style-name="gr7" draw:text-style-name="P5" draw:layer="layout" svg:x1="2.8cm" svg:y1="18.6cm" svg:x2="16.5cm" svg:y2="18.575cm">
          <text:p/>
        </draw:line>
        <draw:line draw:style-name="gr7" draw:text-style-name="P6" draw:layer="layout" svg:x1="2.8cm" svg:y1="18.6cm" svg:x2="2.8cm" svg:y2="10.6cm">
          <text:p/>
        </draw:line>
        <draw:frame draw:style-name="gr22" draw:text-style-name="P14" draw:layer="layout" svg:width="1.6cm" svg:height="0.657cm" svg:x="13cm" svg:y="11.8cm">
          <draw:text-box>
            <text:p text:style-name="P13"><text:span text:style-name="T2">P</text:span><text:span text:style-name="T2">C</text:span></text:p>
          </draw:text-box>
        </draw:frame>
        <draw:line draw:style-name="gr7" draw:text-style-name="P5" draw:layer="layout" svg:x1="8.9cm" svg:y1="12.4cm" svg:x2="11.3cm" svg:y2="12.375cm">
          <text:p/>
        </draw:line>
        <draw:line draw:style-name="gr7" draw:text-style-name="P6" draw:layer="layout" svg:x1="8.9cm" svg:y1="17.7cm" svg:x2="8.9cm" svg:y2="12.4cm">
          <text:p/>
        </draw:line>
        <draw:line draw:style-name="gr7" draw:text-style-name="P5" draw:layer="layout" svg:x1="3.5cm" svg:y1="17.701cm" svg:x2="8.9cm" svg:y2="17.7cm">
          <text:p/>
        </draw:line>
        <draw:line draw:style-name="gr7" draw:text-style-name="P6" draw:layer="layout" svg:x1="3.5cm" svg:y1="17.7cm" svg:x2="3.5cm" svg:y2="10.6cm">
          <text:p/>
        </draw:line>
        <draw:frame draw:style-name="gr22" draw:text-style-name="P14" draw:layer="layout" svg:width="1.6cm" svg:height="0.657cm" svg:x="10.4cm" svg:y="11.801cm">
          <draw:text-box>
            <text:p text:style-name="P13"><text:span text:style-name="T2">P</text:span><text:span text:style-name="T2">C</text:span><text:span text:style-name="T2">‘</text:span></text:p>
          </draw:text-box>
        </draw:frame>
        <draw:frame draw:style-name="gr22" draw:text-style-name="P14" draw:layer="layout" svg:width="1.6cm" svg:height="0.657cm" svg:x="3.4cm" svg:y="10.602cm">
          <draw:text-box>
            <text:p text:style-name="P13"><text:span text:style-name="T2">PC‘</text:span></text:p>
          </draw:text-box>
        </draw:frame>
        <draw:line draw:style-name="gr23" draw:text-style-name="P5" draw:layer="layout" svg:x1="7cm" svg:y1="9.6cm" svg:x2="4.2cm" svg:y2="9.6cm">
          <text:p text:style-name="P1"/>
        </draw:line>
        <draw:frame draw:style-name="gr22" draw:text-style-name="P14" draw:layer="layout" svg:width="1.6cm" svg:height="0.657cm" svg:x="10.4cm" svg:y="11.802cm">
          <draw:text-box>
            <text:p text:style-name="P13"><text:span text:style-name="T2">P</text:span><text:span text:style-name="T2">C</text:span><text:span text:style-name="T2">‘</text:span></text:p>
          </draw:text-box>
        </draw:frame>
        <draw:frame draw:style-name="gr22" draw:text-style-name="P14" draw:layer="layout" svg:width="1.6cm" svg:height="0.657cm" svg:x="4.7cm" svg:y="9.103cm">
          <draw:text-box>
            <text:p text:style-name="P13"><text:span text:style-name="T2">stall</text:span></text:p>
          </draw:text-box>
        </draw:frame>
        <draw:line draw:style-name="gr19" draw:text-style-name="P5" draw:layer="layout" svg:x1="8.3cm" svg:y1="3.7cm" svg:x2="16cm" svg:y2="3.7cm">
          <text:p/>
        </draw:line>
        <draw:line draw:style-name="gr19" draw:text-style-name="P5" draw:layer="layout" svg:x1="8.3cm" svg:y1="5.2cm" svg:x2="19.9cm" svg:y2="5.2cm">
          <text:p/>
        </draw:line>
        <draw:line draw:style-name="gr19" draw:text-style-name="P5" draw:layer="layout" svg:x1="19.9cm" svg:y1="5.2cm" svg:x2="19.9cm" svg:y2="6.3cm">
          <text:p/>
        </draw:line>
        <draw:line draw:style-name="gr19" draw:text-style-name="P5" draw:layer="layout" svg:x1="8.3cm" svg:y1="5cm" svg:x2="20.3cm" svg:y2="5cm">
          <text:p/>
        </draw:line>
        <draw:line draw:style-name="gr19" draw:text-style-name="P5" draw:layer="layout" svg:x1="20.3cm" svg:y1="5cm" svg:x2="20.3cm" svg:y2="8.8cm">
          <text:p/>
        </draw:line>
        <draw:line draw:style-name="gr19" draw:text-style-name="P5" draw:layer="layout" svg:x1="20.3cm" svg:y1="8.8cm" svg:x2="20cm" svg:y2="8.8cm">
          <text:p/>
        </draw:line>
        <draw:line draw:style-name="gr19" draw:text-style-name="P5" draw:layer="layout" svg:x1="20cm" svg:y1="8.8cm" svg:x2="20cm" svg:y2="9.5cm">
          <text:p/>
        </draw:line>
        <draw:line draw:style-name="gr19" draw:text-style-name="P5" draw:layer="layout" svg:x1="8.3cm" svg:y1="4.7cm" svg:x2="22.6cm" svg:y2="4.7cm">
          <text:p/>
        </draw:line>
        <draw:line draw:style-name="gr19" draw:text-style-name="P5" draw:layer="layout" svg:x1="22.6cm" svg:y1="4.7cm" svg:x2="22.6cm" svg:y2="7.2cm">
          <text:p/>
        </draw:line>
        <draw:line draw:style-name="gr7" draw:text-style-name="P5" draw:layer="layout" svg:x1="8.3cm" svg:y1="10.9cm" svg:x2="11.3cm" svg:y2="10.876cm">
          <text:p/>
        </draw:line>
        <draw:line draw:style-name="gr7" draw:text-style-name="P5" draw:layer="layout" svg:x1="8.3cm" svg:y1="10.4cm" svg:x2="11.3cm" svg:y2="10.376cm">
          <text:p/>
        </draw:line>
        <draw:frame draw:style-name="gr22" draw:text-style-name="P16" draw:layer="layout" svg:width="2.5cm" svg:height="0.577cm" svg:x="8.2cm" svg:y="9.9cm">
          <draw:text-box>
            <text:p text:style-name="P15"><text:span text:style-name="T4">imm1</text:span></text:p>
          </draw:text-box>
        </draw:frame>
        <draw:frame draw:style-name="gr22" draw:text-style-name="P16" draw:layer="layout" svg:width="2.5cm" svg:height="0.577cm" svg:x="8.2cm" svg:y="10.401cm">
          <draw:text-box>
            <text:p text:style-name="P15"><text:span text:style-name="T4">imm2</text:span></text:p>
          </draw:text-box>
        </draw:frame>
        <draw:line draw:style-name="gr24" draw:text-style-name="P5" draw:layer="layout" svg:x1="14.9cm" svg:y1="1.2cm" svg:x2="14.9cm" svg:y2="0.8cm">
          <text:p/>
        </draw:line>
        <draw:custom-shape draw:style-name="gr12" draw:text-style-name="P1" draw:layer="layout" svg:width="1.4cm" svg:height="0.4cm" draw:transform="rotate (1.5707963267949) translate (11.8cm 1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" draw:text-style-name="P5" draw:layer="layout" svg:x1="12.2cm" svg:y1="1.1cm" svg:x2="13.3cm" svg:y2="1.1cm">
          <text:p/>
        </draw:line>
        <draw:line draw:style-name="gr19" draw:text-style-name="P5" draw:layer="layout" svg:x1="13.3cm" svg:y1="1.6cm" svg:x2="13.3cm" svg:y2="1.1cm">
          <text:p/>
        </draw:line>
        <draw:line draw:style-name="gr19" draw:text-style-name="P5" draw:layer="layout" svg:x1="13.3cm" svg:y1="1.6cm" svg:x2="13.9cm" svg:y2="1.6cm">
          <text:p/>
        </draw:line>
        <draw:line draw:style-name="gr19" draw:text-style-name="P5" draw:layer="layout" svg:x1="8.3cm" svg:y1="3.2cm" svg:x2="9.1cm" svg:y2="3.2cm">
          <text:p/>
        </draw:line>
        <draw:line draw:style-name="gr19" draw:text-style-name="P5" draw:layer="layout" svg:x1="9.1cm" svg:y1="3.2cm" svg:x2="9.1cm" svg:y2="1.5cm">
          <text:p/>
        </draw:line>
        <draw:line draw:style-name="gr19" draw:text-style-name="P5" draw:layer="layout" svg:x1="9.1cm" svg:y1="1.5cm" svg:x2="11.8cm" svg:y2="1.5cm">
          <text:p/>
        </draw:line>
        <draw:line draw:style-name="gr19" draw:text-style-name="P5" draw:layer="layout" svg:x1="2.5cm" svg:y1="8.2cm" svg:x2="2.5cm" svg:y2="0.8cm">
          <text:p/>
        </draw:line>
        <draw:line draw:style-name="gr19" draw:text-style-name="P5" draw:layer="layout" svg:x1="2.5cm" svg:y1="0.8cm" svg:x2="11.8cm" svg:y2="0.8cm">
          <text:p/>
        </draw:line>
        <draw:line draw:style-name="gr19" draw:text-style-name="P5" draw:layer="layout" svg:x1="8.3cm" svg:y1="3cm" svg:x2="8.8cm" svg:y2="3cm">
          <text:p/>
        </draw:line>
        <draw:line draw:style-name="gr19" draw:text-style-name="P5" draw:layer="layout" svg:x1="8.8cm" svg:y1="3cm" svg:x2="12cm" svg:y2="3cm">
          <text:p/>
        </draw:line>
        <draw:line draw:style-name="gr19" draw:text-style-name="P5" draw:layer="layout" svg:x1="12cm" svg:y1="3cm" svg:x2="12cm" svg:y2="1.6cm">
          <text:p/>
        </draw:line>
        <draw:line draw:style-name="gr24" draw:text-style-name="P5" draw:layer="layout" svg:x1="15.3cm" svg:y1="1.201cm" svg:x2="15.3cm" svg:y2="0.801cm">
          <text:p/>
        </draw:line>
        <draw:line draw:style-name="gr24" draw:text-style-name="P5" draw:layer="layout" svg:x1="15.7cm" svg:y1="1.201cm" svg:x2="15.7cm" svg:y2="0.801cm">
          <text:p/>
        </draw:line>
        <draw:line draw:style-name="gr24" draw:text-style-name="P5" draw:layer="layout" svg:x1="16.1cm" svg:y1="1.201cm" svg:x2="16.1cm" svg:y2="0.801cm">
          <text:p/>
        </draw:line>
        <draw:line draw:style-name="gr25" draw:text-style-name="P6" draw:layer="layout" svg:x1="18.1cm" svg:y1="1.2cm" svg:x2="18.1cm" svg:y2="0.8cm">
          <text:p/>
        </draw:line>
        <draw:line draw:style-name="gr25" draw:text-style-name="P6" draw:layer="layout" svg:x1="18.9cm" svg:y1="0.819cm" svg:x2="18.9cm" svg:y2="1.219cm">
          <text:p/>
        </draw:line>
        <draw:line draw:style-name="gr19" draw:text-style-name="P5" draw:layer="layout" svg:x1="8.3cm" svg:y1="3.5cm" svg:x2="14.5cm" svg:y2="3.5cm">
          <text:p/>
        </draw:line>
        <draw:line draw:style-name="gr19" draw:text-style-name="P5" draw:layer="layout" svg:x1="14.5cm" svg:y1="3.5cm" svg:x2="14.5cm" svg:y2="2.8cm">
          <text:p/>
        </draw:line>
        <draw:frame draw:style-name="gr26" draw:text-style-name="P16" draw:layer="layout" svg:width="1.4cm" svg:height="0.577cm" svg:x="12.4cm" svg:y="3.1cm">
          <draw:text-box>
            <text:p text:style-name="P15"><text:span text:style-name="T4">store</text:span></text:p>
          </draw:text-box>
        </draw:frame>
        <draw:frame draw:style-name="gr26" draw:text-style-name="P16" draw:layer="layout" svg:width="1.4cm" svg:height="0.577cm" svg:x="12.3cm" svg:y="0.601cm">
          <draw:text-box>
            <text:p text:style-name="P15"><text:span text:style-name="T4">load</text:span></text:p>
          </draw:text-box>
        </draw:frame>
        <draw:frame draw:style-name="gr26" draw:text-style-name="P18" draw:layer="layout" svg:width="1.9cm" svg:height="0.809cm" svg:x="14.6cm" svg:y="0.091cm">
          <draw:text-box>
            <text:p text:style-name="P17"><text:span text:style-name="T5">cpu2mem controls</text:span></text:p>
          </draw:text-box>
        </draw:frame>
        <draw:frame draw:style-name="gr26" draw:text-style-name="P18" draw:layer="layout" svg:width="1.9cm" svg:height="0.809cm" svg:x="16.8cm" svg:y="0.3cm">
          <draw:text-box>
            <text:p text:style-name="P17"><text:span text:style-name="T5">cpu2mem data</text:span></text:p>
          </draw:text-box>
        </draw:frame>
        <draw:frame draw:style-name="gr26" draw:text-style-name="P18" draw:layer="layout" svg:width="1.9cm" svg:height="0.809cm" svg:x="18.9cm" svg:y="0.301cm">
          <draw:text-box>
            <text:p text:style-name="P17"><text:span text:style-name="T5">mem2cpu data</text:span></text:p>
          </draw:text-box>
        </draw:frame>
        <draw:frame draw:style-name="gr18" draw:text-style-name="P14" draw:layer="layout" svg:width="1.6cm" svg:height="1.063cm" svg:x="12.2cm" svg:y="13.803cm">
          <draw:text-box>
            <text:p text:style-name="P13"><text:span text:style-name="T2">flags‘</text:span></text:p>
          </draw:text-box>
        </draw:frame>
        <draw:frame draw:style-name="gr27" draw:text-style-name="P14" draw:layer="layout" svg:width="2.1cm" svg:height="0.8cm" svg:x="22.5cm" svg:y="4.9cm">
          <draw:text-box>
            <text:p text:style-name="P13"><text:span text:style-name="T2">alu_op</text:span></text:p>
          </draw:text-box>
        </draw:frame>
        <draw:frame draw:style-name="gr28" draw:text-style-name="P20" draw:layer="layout" svg:width="0.9cm" svg:height="1.288cm" svg:x="20.7cm" svg:y="6.2cm">
          <draw:text-box>
            <text:p text:style-name="P19"><text:span text:style-name="T6">A</text:span></text:p>
          </draw:text-box>
        </draw:frame>
        <draw:frame draw:style-name="gr28" draw:text-style-name="P20" draw:layer="layout" svg:width="0.9cm" svg:height="1.288cm" svg:x="20.7cm" svg:y="9.8cm">
          <draw:text-box>
            <text:p text:style-name="P19"><text:span text:style-name="T6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-10 0 10 15" svg:d="M0 0zM-5 0l-5 15h5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09:39:07.213708962</meta:creation-date>
    <dc:date>2017-08-11T10:27:57.230966850</dc:date>
    <meta:editing-duration>PT17M27S</meta:editing-duration>
    <meta:editing-cycles>3</meta:editing-cycles>
    <meta:generator>LibreOffice/5.4.0.3$Linux_X86_64 LibreOffice_project/40m0$Build-3</meta:generator>
    <meta:document-statistic meta:object-count="149"/>
  </office:meta>
</office:document-meta>
</file>